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iring" style:family="table">
      <style:table-properties style:width="16.706cm" table:align="left" style:shadow="none" style:may-break-between-rows="true" table:border-model="collapsing"/>
    </style:style>
    <style:style style:name="Wiring.A" style:family="table-column">
      <style:table-column-properties style:column-width="7.001cm"/>
    </style:style>
    <style:style style:name="Wiring.B" style:family="table-column">
      <style:table-column-properties style:column-width="4.202cm"/>
    </style:style>
    <style:style style:name="Wiring.C" style:family="table-column">
      <style:table-column-properties style:column-width="5.503cm"/>
    </style:style>
    <style:style style:name="Wir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iring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iring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iring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iring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4e7" officeooo:paragraph-rsid="0005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3d6" officeooo:paragraph-rsid="00071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4cd" officeooo:paragraph-rsid="00071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b4e7" officeooo:paragraph-rsid="0005b4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14cd" officeooo:paragraph-rsid="000714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c88" officeooo:paragraph-rsid="000bc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b4e7"/>
    </style:style>
    <style:style style:name="T2" style:family="text">
      <style:text-properties officeooo:rsid="00071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Wiring" table:style-name="Wiring" table:template-name="Default Style">
        <table:table-column table:style-name="Wiring.A"/>
        <table:table-column table:style-name="Wiring.B"/>
        <table:table-column table:style-name="Wiring.C"/>
        <table:table-row>
          <table:table-cell table:style-name="Wiring.A1" office:value-type="string">
            <text:p text:style-name="P6">GRBL ESP32</text:p>
          </table:table-cell>
          <table:table-cell table:style-name="Wiring.A1" office:value-type="string">
            <text:p text:style-name="P5">DLC32 Pin</text:p>
          </table:table-cell>
          <table:table-cell table:style-name="Wiring.C1" office:value-type="string">
            <text:p text:style-name="P5">Connection</text:p>
          </table:table-cell>
        </table:table-row>
        <table:table-row>
          <table:table-cell table:style-name="Wiring.A2" office:value-type="string">
            <text:p text:style-name="P2">LASER_OUTPUT_PIN</text:p>
          </table:table-cell>
          <table:table-cell table:style-name="Wiring.A2" office:value-type="string">
            <text:p text:style-name="P1"><text:span text:style-name="T1">GPIO_NUM_32 </text:span><text:span text:style-name="T2">(‘</text:span><text:span text:style-name="T1">S’ </text:span><text:span text:style-name="T2">on board)</text:span></text:p>
          </table:table-cell>
          <table:table-cell table:style-name="Wiring.C2" office:value-type="string">
            <text:p text:style-name="P2">PS IN</text:p>
          </table:table-cell>
        </table:table-row>
        <table:table-row>
          <table:table-cell table:style-name="Wiring.A2" office:value-type="string">
            <text:p text:style-name="P2">LASER_ENABLE_PIN (Active High)</text:p>
          </table:table-cell>
          <table:table-cell table:style-name="Wiring.A2" office:value-type="string">
            <text:p text:style-name="P2">GPIO_NUM_25</text:p>
          </table:table-cell>
          <table:table-cell table:style-name="Wiring.C2" office:value-type="string">
            <text:p text:style-name="P2">PS H</text:p>
          </table:table-cell>
        </table:table-row>
        <table:table-row>
          <table:table-cell table:style-name="Wiring.A2" office:value-type="string">
            <text:p text:style-name="P1">CONTROL_FEED_HOLD_PIN</text:p>
          </table:table-cell>
          <table:table-cell table:style-name="Wiring.A2" office:value-type="string">
            <text:p text:style-name="P1">GPIO_NUM_33</text:p>
          </table:table-cell>
          <table:table-cell table:style-name="Wiring.C2" office:value-type="string">
            <text:p text:style-name="P3">Feed Hold Switch (Amber)</text:p>
          </table:table-cell>
        </table:table-row>
        <table:table-row table:style-name="Wiring.5">
          <table:table-cell table:style-name="Wiring.A2" office:value-type="string">
            <text:p text:style-name="P1">CONTROL_CYCLE_START_PIN</text:p>
          </table:table-cell>
          <table:table-cell table:style-name="Wiring.A2" office:value-type="string">
            <text:p text:style-name="P1">GPIO_NUM_4</text:p>
          </table:table-cell>
          <table:table-cell table:style-name="Wiring.C2" office:value-type="string">
            <text:p text:style-name="P3">Feed Resume Switch (Green)</text:p>
          </table:table-cell>
        </table:table-row>
        <table:table-row table:style-name="Wiring.5">
          <table:table-cell table:style-name="Wiring.A2" office:value-type="string">
            <text:p text:style-name="P4">N/A (Hard Reset)</text:p>
          </table:table-cell>
          <table:table-cell table:style-name="Wiring.A2" office:value-type="string">
            <text:p text:style-name="P4">Reset</text:p>
          </table:table-cell>
          <table:table-cell table:style-name="Wiring.C2" office:value-type="string">
            <text:p text:style-name="P4">Reset Switch (Red)</text:p>
          </table:table-cell>
        </table:table-row>
        <table:table-row table:style-name="Wiring.5">
          <table:table-cell table:style-name="Wiring.A2" office:value-type="string">
            <text:p text:style-name="P7">N/A (Ground)</text:p>
          </table:table-cell>
          <table:table-cell table:style-name="Wiring.A2" office:value-type="string">
            <text:p text:style-name="P7">TTL</text:p>
          </table:table-cell>
          <table:table-cell table:style-name="Wiring.C2" office:value-type="string">
            <text:p text:style-name="P7">GN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3:14:05.779728405</meta:creation-date>
    <dc:date>2024-05-24T10:02:19.888921224</dc:date>
    <meta:editing-duration>PT47M24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41" meta:character-count="293" meta:non-whitespace-character-count="273"/>
  </office:meta>
</office:document-meta>
</file>